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/>
    <style:font-face style:name="Tahoma2" svg:font-family="Tahoma" style:font-family-generic="swiss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.199cm" fo:margin-bottom="0.199cm"/>
    </style:style>
    <style:style style:name="P1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text-properties style:font-name="Tahoma2" fo:font-size="10pt" style:font-size-asian="10pt" style:font-size-complex="10pt"/>
    </style:style>
    <style:style style:name="P13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Tahoma2" fo:font-size="10pt" style:font-size-asian="10pt" style:font-size-complex="10pt"/>
    </style:style>
    <style:style style:name="P15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3">
      <style:paragraph-properties fo:margin-top="0.199cm" fo:margin-bottom="0.199cm"/>
    </style:style>
    <style:style style:name="P18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9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tyle-complex="italic"/>
    </style:style>
    <style:style style:name="T4" style:family="text">
      <style:text-properties style:font-name="Tahoma1" fo:font-size="10pt" style:font-size-asian="10pt" style:font-name-complex="Arial" style:font-size-complex="10pt"/>
    </style:style>
    <style:style style:name="T5" style:family="text">
      <style:text-properties fo:language="pt" fo:country="B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Food Delivery Web</text:p>
      <text:p text:style-name="P13">Especificação de Caso de Uso</text:p>
      <text:p text:style-name="P4"/>
      <text:p text:style-name="P3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2">16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aso de Uso “Consultar Cliente por Estabelecimento”</text:p>
          </table:table-cell>
          <table:table-cell table:style-name="Tabela1.D2" office:value-type="string">
            <text:p text:style-name="P11"><text:s text:c="2"/>Renato Correa</text:p>
          </table:table-cell>
        </table:table-row>
        <table:table-row table:style-name="Tabela1.1"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8">Consultar Cliente por Estabelecimento</text:p>
      <text:h text:style-name="P19" text:outline-level="1">Breve Descrição</text:h>
      <text:p text:style-name="Text_20_body">Este caso de uso permite ao administrador ou gestor do estabelecimento gerar relatórios com informações pessoais dos pedidos de clientes.</text:p>
      <text:h text:style-name="Heading_20_1" text:outline-level="1"><text:span text:style-name="T5">Referências </text:span></text:h>
      <text:p text:style-name="Text_20_body">Não há.</text:p>
      <text:h text:style-name="P19" text:outline-level="1">Atores</text:h>
      <text:p text:style-name="P14"><text:span text:style-name="T5">Administrador;</text:span></text:p>
      <text:p text:style-name="P12"><text:span text:style-name="T5"><text:tab/></text:span></text:p>
      <text:p text:style-name="P14"><text:span text:style-name="T5">Gestor do estabelecimento.</text:span></text:p>
      <text:h text:style-name="Heading_20_1" text:outline-level="1"><text:span text:style-name="T5">Pré-condições</text:span></text:h>
      <text:list xml:id="list201734611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<text:s text:c="11"/>Efetuar login no sistema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9" text:outline-level="1">Fluxos de Eventos</text:h>
      <text:h text:style-name="Heading_20_2" text:outline-level="2">Fluxo Básico</text:h>
      <text:p text:style-name="Text_20_body">Este caso de uso começa quando o ator seleciona a opção “Consultar Cliente por Estabelecimento” do menu:</text:p>
      <text:p text:style-name="P18">1. O sistema carrega o(s) estabelecimento(s) referente(s) àquele ator. Então, é exibido em forma de grade, todos os pedidos cadastrados. E, por fim, <text:s/>é exibido em forma de botão a opção “Gerar Relatório”</text:p>
      <text:p text:style-name="P18">2. O caso de uso é encerrado.</text:p>
      <text:h text:style-name="Heading_20_2" text:outline-level="2">Fluxos Alternativos</text:h>
      <text:p text:style-name="P15">A1 – Gerar Relatório</text:p>
      <text:p text:style-name="Text_20_body"><text:soft-page-break/>No passo 1 do fluxo básico: </text:p>
      <text:list xml:id="list1893125921" text:style-name="L3">
        <text:list-item>
          <text:list>
            <text:list-item>
              <text:list>
                <text:list-item>
                  <text:p text:style-name="P17">O sistema carrega todos os estabelecimentos disponíveis para aquele ator.</text:p>
                </text:list-item>
                <text:list-item>
                  <text:p text:style-name="P17">O ator seleciona o estabelecimento.</text:p>
                </text:list-item>
                <text:list-item>
                  <text:p text:style-name="P17">O sistema exibe em forma de grade todos os pedidos com seus respectivos clientes, mostrando o número do pedido e o nome do cliente.</text:p>
                </text:list-item>
                <text:list-item>
                  <text:p text:style-name="P17">O sistema gera, em forma de relatório, os dados pessoais dos clientes (<text:span text:style-name="T4">nome, endereço, sexo, data de nascimento, telefone fixo e telefone celular)</text:span>.</text:p>
                </text:list-item>
                <text:list-item>
                  <text:p text:style-name="P17">O sistema exibe na tela o relatório com os dados solicitados.</text:p>
                </text:list-item>
                <text:list-item>
                  <text:p text:style-name="P17"><text:span text:style-name="T2">O sistema retorna ao passo 1 do fluxo básico.</text:span></text:p>
                </text:list-item>
              </text:list>
            </text:list-item>
          </text:list>
        </text:list-item>
      </text:list>
      <text:h text:style-name="P19" text:outline-level="1">Pontos de Extensão</text:h>
      <text:p text:style-name="Text_20_body">Não há.</text:p>
      <text:h text:style-name="P19" text:outline-level="1">Casos de Uso Incluídos</text:h>
      <text:p text:style-name="Text_20_body">Não há.</text:p>
      <text:h text:style-name="P19" text:outline-level="1">Pós-Condições</text:h>
      <text:p text:style-name="Text_20_body">Não há.</text:p>
      <text:h text:style-name="P19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/>
    <style:font-face style:name="Tahoma2" svg:font-family="Tahoma" style:font-family-generic="swiss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7 - Consultar Cliente por estabeleci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7 - Consultar Cliente por estabeleci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09:40:53</dc:date>
    <meta:editing-cycles>42</meta:editing-cycles>
    <meta:editing-duration>PT01H51M35S</meta:editing-duration>
    <meta:generator>BrOffice.org/3.0$Linux OpenOffice.org_project/300m15$Build-9379</meta:generator>
    <meta:document-statistic meta:table-count="1" meta:image-count="0" meta:object-count="0" meta:page-count="2" meta:paragraph-count="46" meta:word-count="276" meta:character-count="1635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